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13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13in"/>
    </style:style>
    <style:style style:name="Table2.A1" style:family="table-cell">
      <style:table-cell-properties fo:padding="0in" fo:border="none" style:writing-mode="lr-tb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771in"/>
    </style:style>
    <style:style style:name="Table3.B" style:family="table-column">
      <style:table-column-properties style:column-width="4.5208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999999" style:font-name="Montserrat" fo:font-size="24pt" fo:letter-spacing="0.028in" style:font-size-asian="24pt" style:font-size-complex="24pt"/>
    </style:style>
    <style:style style:name="P2" style:family="paragraph" style:parent-style-name="Standard">
      <style:text-properties fo:color="#111111" style:font-name="Montserrat" fo:font-size="25pt" fo:letter-spacing="0.028in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fo:letter-spacing="0.028in" style:font-size-asian="25pt" style:font-size-complex="25pt"/>
    </style:style>
    <style:style style:name="P4" style:family="paragraph" style:parent-style-name="Standard">
      <style:text-properties fo:color="#111111" style:font-name="Montserrat" fo:font-size="22pt" fo:letter-spacing="0.028in" style:font-size-asian="22pt" style:font-size-complex="22pt"/>
    </style:style>
    <style:style style:name="P5" style:family="paragraph" style:parent-style-name="Standard">
      <style:text-properties fo:color="#111111" style:font-name="Montserrat" fo:font-size="20pt" fo:letter-spacing="0.028in" style:font-size-asian="20pt" style:font-size-complex="20pt"/>
    </style:style>
    <style:style style:name="P6" style:family="paragraph" style:parent-style-name="Standard">
      <style:text-properties fo:color="#111111" style:font-name="Montserrat Light" fo:font-size="16pt" fo:letter-spacing="0.028in" style:font-size-asian="16pt" style:font-size-complex="16pt"/>
    </style:style>
    <style:style style:name="P7" style:family="paragraph" style:parent-style-name="Standard">
      <style:text-properties fo:color="#111111" style:font-name="Montserrat Light" fo:font-size="20pt" fo:letter-spacing="0.028in" style:font-size-asian="20pt" style:font-size-complex="20pt"/>
    </style:style>
    <style:style style:name="P8" style:family="paragraph" style:parent-style-name="Standard">
      <style:text-properties fo:color="#111111" style:font-name="Montserrat Light" fo:font-size="18pt" fo:letter-spacing="0.028in" style:font-size-asian="18pt" style:font-size-complex="18pt"/>
    </style:style>
    <style:style style:name="P9" style:family="paragraph" style:parent-style-name="Standard">
      <style:text-properties fo:color="#666666" style:font-name="Montserrat Light" fo:font-size="16pt" fo:letter-spacing="0.028in" style:font-size-asian="16pt" style:font-size-complex="16pt"/>
    </style:style>
    <style:style style:name="P10" style:family="paragraph" style:parent-style-name="Table_20_Contents">
      <style:text-properties fo:color="#111111" style:font-name="Montserrat Light" fo:font-size="16pt" fo:letter-spacing="0.028in" style:font-size-asian="16pt" style:font-size-complex="16pt"/>
    </style:style>
    <style:style style:name="P11" style:family="paragraph" style:parent-style-name="Table_20_Contents">
      <style:text-properties fo:color="#111111" style:font-name="Montserrat Light" fo:font-size="20pt" fo:letter-spacing="0.028in" style:font-size-asian="20pt" style:font-size-complex="20pt"/>
    </style:style>
    <style:style style:name="P12" style:family="paragraph" style:parent-style-name="Table_20_Contents">
      <style:text-properties fo:color="#111111" style:font-name="Montserrat Light" fo:font-size="18pt" fo:letter-spacing="0.028in" style:font-size-asian="18pt" style:font-size-complex="18pt"/>
    </style:style>
    <style:style style:name="P13" style:family="paragraph" style:parent-style-name="Table_20_Contents">
      <style:text-properties fo:color="#666666" style:font-name="Montserrat Light" fo:font-size="16pt" fo:letter-spacing="0.028in" style:font-size-asian="16pt" style:font-size-complex="16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color="#111111" style:font-name="Montserrat" fo:font-size="30pt" fo:letter-spacing="0.028in" style:font-size-asian="30pt" style:font-size-complex="30pt"/>
    </style:style>
    <style:style style:name="T1" style:family="text">
      <style:text-properties fo:color="#111111" style:font-name="Montserrat Light" fo:font-size="18pt" fo:letter-spacing="0.028in" style:font-size-asian="18pt" style:font-size-complex="18pt"/>
    </style:style>
    <style:style style:name="T2" style:family="text">
      <style:text-properties fo:color="#666666" style:font-name="Montserrat Light" fo:font-size="16pt" fo:letter-spacing="0.028in" style:font-size-asian="16pt" style:font-size-complex="16pt"/>
    </style:style>
    <style:style style:name="T3" style:family="text">
      <style:text-properties fo:color="#666666" style:font-name="Montserrat Light" fo:font-size="16pt" fo:letter-spacing="0.028in" fo:language="en" fo:country="US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HMET BURAK ERMAN</text:p>
      <text:p text:style-name="P1">Front End Developer</text:p>
      <text:p text:style-name="P3"/>
      <text:p text:style-name="P3"/>
      <text:p text:style-name="P3"/>
      <text:p text:style-name="P3"/>
      <text:p text:style-name="P6">Born in 1994.</text:p>
      <text:p text:style-name="P6">Lives in Istanbul, Turkey.</text:p>
      <text:p text:style-name="P7"/>
      <text:p text:style-name="P7"/>
      <text:p text:style-name="Standard"><text:a xlink:type="simple" xlink:href="https://mburakerman.com/" office:target-frame-name="_top" xlink:show="replace" text:style-name="Internet_20_link" text:visited-style-name="Visited_20_Internet_20_Link"><text:span text:style-name="Default_20_Paragraph_20_Font"><text:span text:style-name="T1">mburakerman.com</text:span></text:span></text:a></text:p>
      <text:p text:style-name="Standard"><text:a xlink:type="simple" xlink:href="https://github.com/mburakerman/" office:target-frame-name="_top" xlink:show="replace" text:style-name="Internet_20_link" text:visited-style-name="Visited_20_Internet_20_Link"><text:span text:style-name="Default_20_Paragraph_20_Font"><text:span text:style-name="T1">github.com/mburakerman</text:span></text:span></text:a></text:p>
      <text:p text:style-name="Standard"><text:a xlink:type="simple" xlink:href="https://codepen.io/mburakerman/" text:style-name="Internet_20_link" text:visited-style-name="Visited_20_Internet_20_Link"><text:span text:style-name="Default_20_Paragraph_20_Font"><text:span text:style-name="T1">codepen.io/mburakerman</text:span>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Default_20_Paragraph_20_Font"><text:span text:style-name="T2">04.</text:span></text:span><text:span text:style-name="Default_20_Paragraph_20_Font"><text:span text:style-name="T3">2018</text:span></text:span><text:span text:style-name="Default_20_Paragraph_20_Font"><text:span text:style-name="T2"> –</text:span></text:span></text:p>
            <text:p text:style-name="P9">Present</text:p>
          </table:table-cell>
          <table:table-cell table:style-name="Table1.A1" office:value-type="string">
            <text:p text:style-name="P10">ZERO STUDIOS</text:p>
            <text:p text:style-name="P11"/>
            <text:p text:style-name="P12">Front End Developer</text:p>
            <text:p text:style-name="P11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<text:span text:style-name="Default_20_Paragraph_20_Font"><text:span text:style-name="T2">08.</text:span></text:span><text:span text:style-name="Default_20_Paragraph_20_Font"><text:span text:style-name="T3">2017</text:span></text:span><text:span text:style-name="Default_20_Paragraph_20_Font"><text:span text:style-name="T2"> –</text:span></text:span></text:p>
            <text:p text:style-name="P9">04.2018</text:p>
          </table:table-cell>
          <table:table-cell table:style-name="Table2.A1" office:value-type="string">
            <text:p text:style-name="P12">PUXO DIGITAL EXPERIENCE</text:p>
            <text:p text:style-name="P11"/>
            <text:p text:style-name="P12">Front End Developer</text:p>
            <text:p text:style-name="P11"/>
            <text:p text:style-name="P11"/>
          </table:table-cell>
        </table:table-row>
        <table:table-row>
          <table:table-cell table:style-name="Table2.A1" office:value-type="string">
            <text:p text:style-name="P13">03.2017 –</text:p>
            <text:p text:style-name="P13">08.2017</text:p>
          </table:table-cell>
          <table:table-cell table:style-name="Table2.A1" office:value-type="string">
            <text:p text:style-name="P12">KAODA</text:p>
            <text:p text:style-name="P11"/>
            <text:p text:style-name="P11">Junior Front End Developer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DUCATION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09.2012 –</text:p>
            <text:p text:style-name="P13">01.2017</text:p>
          </table:table-cell>
          <table:table-cell table:style-name="Table3.A1" office:value-type="string">
            <text:p text:style-name="P12">HACETTEPE UNIVERSITY</text:p>
            <text:p text:style-name="P12"/>
            <text:p text:style-name="P12">Economics</text:p>
            <text:p text:style-name="P11"/>
            <text:p text:style-name="P11"/>
          </table:table-cell>
        </table:table-row>
        <table:table-row>
          <table:table-cell table:style-name="Table3.A1" office:value-type="string">
            <text:p text:style-name="P13">08.2014 –</text:p>
            <text:p text:style-name="P13">02.2015</text:p>
          </table:table-cell>
          <table:table-cell table:style-name="Table3.A1" office:value-type="string">
            <text:p text:style-name="P12">UNIVERSITY OF APPLIED SCIENCES, WORMS</text:p>
            <text:p text:style-name="P12"/>
            <text:p text:style-name="P12">Erasmus Programme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4"><text:soft-page-break/>TECHNICAL SKILLS</text:p>
      <text:p text:style-name="P5"/>
      <text:p text:style-name="P8">HTML5 - Pug</text:p>
      <text:p text:style-name="P8">CSS3 <text:s/>- Stylus</text:p>
      <text:p text:style-name="P8">JavaScript - Vue.js</text:p>
      <text:p text:style-name="Standard"><text:span text:style-name="Default_20_Paragraph_20_Font"><text:span text:style-name="T1">Basic knowledge of Node.j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tr" fo:country="T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ehmet Burak Erman</meta:initial-creator>
    <dc:creator>Mehmet Burak Erman</dc:creator>
    <meta:creation-date>2018-01-13T20:04:00Z</meta:creation-date>
    <dc:date>2019-06-27T11:23:06.08</dc:date>
    <meta:print-date>2018-04-08T08:49:00Z</meta:print-date>
    <meta:editing-cycles>23</meta:editing-cycles>
    <meta:editing-duration>PT1H15M27S</meta:editing-duration>
    <meta:document-statistic meta:table-count="3" meta:image-count="0" meta:object-count="0" meta:page-count="4" meta:paragraph-count="34" meta:word-count="74" meta:character-count="507"/>
    <meta:template xlink:type="simple" xlink:actuate="onRequest" xlink:title="" xlink:href="Normal"/>
  </office:meta>
</office:document-meta>
</file>